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text:p text:style-name="Text_20_body">No more shall <text:span text:style-name="T1">Duchesses</text:span> to <text:span text:style-name="T2">Bath</text:span> repair, Or fly to <text:span text:style-name="T3">Tunbridge</text:span> to procure an Heir; <text:span text:style-name="T4">Spring-Gardens</text:span> can supply their every Want, For here whate'er they ask the Swain wil grant, And future Lords (if they'll confess the right) Shall owe their Being to this blessed Night; Hence future Wickedness shall take its Rise, (For Masquerade to this is paultry Vice) An Aera of new Crimes shall hence begin, And <text:span text:style-name="T5">H----gg----r</text:span> chief Devil be of Sin; No more shall Ugliness be his Disgrace, His Head mends all the Frailties of his Face; When Masques and Balls to their Conclusion drew, To this his last Resort the Hero flew; So by degrees the Errant Knights of old To Glory rose, and by Degrees grew bold; A while content the common Road they trod, 'Till some great Act at last confess the <text:span text:style-name="T6">Go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